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master-page-name="Standard">
      <style:paragraph-properties fo:line-height="150%"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Macht der Musik</text:p>
      <text:p text:style-name="P1"/>
      <text:p text:style-name="P1"/>
      <text:p text:style-name="P1">Musik spielt eine grosse Rolle in Leben der Menschen, indem sie die Gesundheit verbessert unt die soziale Entwicklung eines Mensches foerdert.</text:p>
      <text:p text:style-name="P1"/>
      <text:p text:style-name="P1">Aus der Sicht der Medizin ist die Wirkung der Medizin auf die Gesundheit unbestritten: wenn man Musik hoert, verschiedene Hormone sind im Koerper abgegeben, die den Stress verringern koennen, die Schmerzen daempfen oder die Muskel spannen. Deshalb ist heutzutage die Musik in der Medizin eingesetzt.</text:p>
      <text:p text:style-name="P1"/>
      <text:p text:style-name="P1">Zwar die Rolle der Musik als therapeutisches Hilfsmittel ist sehr wichtig, Musik kann aber auch Beitraege in verschiedene Domaene leisten. Laut einer Langzeitstudie an mehreren Berliner Grundschulen hat der Musikunterricht einen positiven Einfluss auf die soziale Kompetenz der Kinder. Die Erklaerung ist ganz einfach: gemainsames Musizieren erfordert Aufeinander-Hoeren, deshalb geben die Kinder fein Achtung auf den Stimmklang der anderen und lernen sie die Stimmung eines Mensches zu beurteilen.</text:p>
      <text:p text:style-name="P1"/>
      <text:p text:style-name="P1">Die Musik hat einen Trainingeffekt fuer das Gedaechtnis auch, weil mehrere Hirnpartien durch Musik trainiert und stimuliert werden und Nervenverschaltungen zwischen die Nervenzellen im Gehirn durch Musik entstehen. Ausserdem kann Musik das Lernen unterstuetzen: man behaelt besser den Inhalt eines Liedes. </text:p>
      <text:p text:style-name="P1"/>
      <text:p text:style-name="P1">Anschliessend verbindet sich die Musik mit persoenlichen Ereignissen: wenn man die Musik wieder hoert, errinert sic her an erlebte Situationen. Deshalb versetzt oft ein Weihnachtslied jemanden in Weihnachtsstimmu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e Macht der Musik</dc:title>
    <meta:initial-creator>Stela Suciu</meta:initial-creator>
    <meta:creation-date>2011-04-27T22:15:00</meta:creation-date>
    <dc:creator>Stela Suciu</dc:creator>
    <dc:date>2011-04-27T22:37:00</dc:date>
    <meta:editing-cycles>17</meta:editing-cycles>
    <meta:editing-duration>PT22M</meta:editing-duration>
    <meta:printed-by>Florin Micu</meta:printed-by>
    <meta:print-date>2011-04-28T15:00:25</meta:print-date>
    <meta:document-statistic meta:table-count="0" meta:image-count="0" meta:object-count="0" meta:page-count="1" meta:paragraph-count="6" meta:word-count="207" meta:character-count="1480"/>
    <meta:generator>OpenOffice.org/3.3$Unix OpenOffice.org_project/330m20$Build-9567</meta:generator>
  </office:meta>
</office:document-meta>
</file>